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Light" officeooo:rsid="000288d9" officeooo:paragraph-rsid="000288d9"/>
    </style:style>
    <style:style style:name="P2" style:family="paragraph" style:parent-style-name="Standard">
      <style:text-properties style:font-name="DejaVu Sans Light" fo:font-weight="bold" officeooo:rsid="000288d9" officeooo:paragraph-rsid="000288d9" style:font-weight-asian="bold" style:font-weight-complex="bold"/>
    </style:style>
    <style:style style:name="P3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fo:font-weight="bold" officeooo:rsid="000288d9" officeooo:paragraph-rsid="000288d9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DejaVu Sans Light" fo:font-weight="normal" officeooo:rsid="000288d9" officeooo:paragraph-rsid="000288d9" style:font-weight-asian="normal" style:font-weight-complex="normal"/>
    </style:style>
    <style:style style:name="P6" style:family="paragraph" style:parent-style-name="Standard">
      <style:text-properties style:font-name="DejaVu Sans Light" fo:font-weight="normal" officeooo:rsid="00065412" officeooo:paragraph-rsid="00065412" style:font-weight-asian="normal" style:font-weight-complex="normal"/>
    </style:style>
    <style:style style:name="P7" style:family="paragraph" style:parent-style-name="Standard">
      <style:text-properties style:font-name="DejaVu Sans Light" fo:font-weight="bold" officeooo:rsid="00065412" officeooo:paragraph-rsid="00065412" style:font-weight-asian="bold" style:font-weight-complex="bold"/>
    </style:style>
    <style:style style:name="P8" style:family="paragraph" style:parent-style-name="Text_20_body">
      <style:text-properties officeooo:rsid="000161ff" officeooo:paragraph-rsid="000288d9"/>
    </style:style>
    <style:style style:name="P9" style:family="paragraph" style:parent-style-name="Text_20_body">
      <style:paragraph-properties fo:padding="0.074cm" fo:border-left="none" fo:border-right="none" fo:border-top="none" fo:border-bottom="0.99pt solid #000000" style:join-border="false"/>
      <style:text-properties style:font-name="Arial" fo:font-weight="bold" officeooo:rsid="000288d9" officeooo:paragraph-rsid="000288d9" style:font-weight-asian="bold" style:font-weight-complex="bold"/>
    </style:style>
    <style:style style:name="P10" style:family="paragraph" style:parent-style-name="Title">
      <style:text-properties style:font-name="Arial" fo:font-weight="bold" officeooo:rsid="000288d9" officeooo:paragraph-rsid="000288d9" style:font-weight-asian="bold" style:font-weight-complex="bold"/>
    </style:style>
    <style:style style:name="T1" style:family="text">
      <style:text-properties officeooo:rsid="000288d9"/>
    </style:style>
    <style:style style:name="T2" style:family="text">
      <style:text-properties fo:font-weight="normal" officeooo:rsid="00065412" style:font-weight-asian="normal" style:font-weight-complex="normal"/>
    </style:style>
    <style:style style:name="T3" style:family="text">
      <style:text-properties officeooo:rsid="00065412"/>
    </style:style>
    <style:style style:name="T4" style:family="text">
      <style:text-properties officeooo:rsid="000950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lug-in Documentation: <text:span text:style-name="T3">Settings</text:span></text:p>
      <text:p text:style-name="P9"/>
      <text:p text:style-name="P8"/>
      <text:p text:style-name="P3"><text:span text:style-name="T1">1. </text:span>Overview</text:p>
      <text:p text:style-name="P1"/>
      <text:p text:style-name="P1"><text:tab/><text:span text:style-name="T3">The settings plug-in load the settings from disk, sends to other plug-ins or changes on request.</text:span></text:p>
      <text:p text:style-name="P1"/>
      <text:p text:style-name="P4">2. Dependencies</text:p>
      <text:p text:style-name="P2"/>
      <text:p text:style-name="P2"><text:tab/><text:span text:style-name="T2">settings doesn't have any dependencies.</text:span></text:p>
      <text:p text:style-name="P5"/>
      <text:p text:style-name="P4">3. Gui changes</text:p>
      <text:p text:style-name="P1"/>
      <text:p text:style-name="P1"><text:tab/><text:span text:style-name="T3">Settings plug-in doesn't effect the gui. Menus for changing settings belong to other plug-ins.</text:span></text:p>
      <text:p text:style-name="P1"/>
      <text:p text:style-name="P4">4. Signals</text:p>
      <text:p text:style-name="P2"/>
      <text:p text:style-name="P2">4.1 <text:span text:style-name="T3">started</text:span></text:p>
      <text:p text:style-name="P5"/>
      <text:p text:style-name="P6">onStart</text:p>
      <text:p text:style-name="P6">Loads settings from disk.</text:p>
      <text:p text:style-name="P5"/>
      <text:p text:style-name="P2">4.2 <text:span text:style-name="T3">request-settings</text:span></text:p>
      <text:p text:style-name="P5"/>
      <text:p text:style-name="P6">onRequestSetting<text:span text:style-name="T4">s</text:span></text:p>
      <text:p text:style-name="P6">Sets kwargs[“widget”].settings to self.</text:p>
      <text:p text:style-name="P6"/>
      <text:p text:style-name="P7">4.3 set-setting</text:p>
      <text:p text:style-name="P7"/>
      <text:p text:style-name="P6">onSetSettings</text:p>
      <text:p text:style-name="P6">Sets kwargs[“setting”] to kwargs[“newValue”] if kwargs[“newValue”] is valid. Saves changes to disk.</text:p>
      <text:p text:style-name="P6"/>
      <text:p text:style-name="P7">4.4 revert-to-defaults</text:p>
      <text:p text:style-name="P7">4.5 revert-default-settings</text:p>
      <text:p text:style-name="P7"/>
      <text:p text:style-name="P6">onRevertDefault</text:p>
      <text:p text:style-name="P6">Loads default settings and saves changes to disk.</text:p>
      <text:p text:style-name="P5"/>
      <text:p text:style-name="P7">4.<text:span text:style-name="T4">6</text:span> set-new-setting</text:p>
      <text:p text:style-name="P7"/>
      <text:p text:style-name="P6">onSetNewSetting</text:p>
      <text:p text:style-name="P6">Adds kwargs[“setting”], which is an instance of Setting, to settings and saves changes to disk.</text:p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3:56:32.167810889</meta:creation-date>
    <meta:editing-duration>PT10H22M6S</meta:editing-duration>
    <meta:editing-cycles>5</meta:editing-cycles>
    <meta:generator>LibreOffice/4.1.4.2$Linux_X86_64 LibreOffice_project/410m0$Build-2</meta:generator>
    <dc:title>Plugin Doc</dc:title>
    <meta:initial-creator>Ali Kocal</meta:initial-creator>
    <dc:date>2014-01-30T00:39:54.209680997</dc:date>
    <dc:creator>Ali Kocal</dc:creator>
    <meta:document-statistic meta:table-count="0" meta:image-count="0" meta:object-count="0" meta:page-count="1" meta:paragraph-count="24" meta:word-count="107" meta:character-count="801" meta:non-whitespace-character-count="715"/>
    <meta:template xlink:type="simple" xlink:actuate="onRequest" xlink:title="Plugin Doc" xlink:href="../../../../../../.config/libreoffice/4/user/template/Plugin%20Doc.ott" meta:date="2014-01-29T13:56:31.972707248"/>
  </office:meta>
</office:document-meta>
</file>